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top" draw:auto-grow-height="false" fo:min-height="17.5cm" fo:min-width="10.5cm"/>
      <style:paragraph-properties style:writing-mode="lr-tb"/>
    </style:style>
    <style:style style:name="gr2" style:family="graphic" style:parent-style-name="standard">
      <style:graphic-properties draw:fill-color="#ffe994" draw:textarea-horizontal-align="justify" draw:textarea-vertical-align="top" draw:auto-grow-height="false" fo:min-height="11.75cm" fo:min-width="9.5cm"/>
      <style:paragraph-properties style:writing-mode="lr-tb"/>
    </style:style>
    <style:style style:name="gr3" style:family="graphic" style:parent-style-name="standard">
      <style:graphic-properties draw:fill-color="#ffe994" draw:textarea-horizontal-align="justify" draw:textarea-vertical-align="top" draw:auto-grow-height="false" fo:min-height="3.25cm" fo:min-width="9.5cm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3.001cm" fo:min-width="2.841cm"/>
    </style:style>
    <style:style style:name="gr5" style:family="graphic" style:parent-style-name="standard">
      <style:graphic-properties draw:stroke="none" svg:stroke-color="#000000" draw:fill="none" draw:fill-color="#ec9ba4" draw:textarea-horizontal-align="left" draw:auto-grow-height="true" draw:auto-grow-width="true" fo:min-height="0.92cm" fo:min-width="18.383cm"/>
      <style:paragraph-properties style:writing-mode="lr-tb"/>
    </style:style>
    <style:style style:name="gr6" style:family="graphic" style:parent-style-name="standard">
      <style:graphic-properties draw:fill-color="#d4ea6b" draw:textarea-horizontal-align="justify" draw:textarea-vertical-align="middle" draw:auto-grow-height="false" fo:min-height="4cm" fo:min-width="6.75cm"/>
      <style:paragraph-properties style:writing-mode="lr-tb"/>
    </style:style>
    <style:style style:name="gr7" style:family="graphic" style:parent-style-name="standard">
      <style:graphic-properties draw:textarea-vertical-align="middle" draw:auto-grow-height="false" fo:min-height="1.306cm" fo:min-width="4.9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13.248cm"/>
      <style:paragraph-properties style:writing-mode="lr-tb"/>
    </style:style>
    <style:style style:name="gr9" style:family="graphic" style:parent-style-name="standard">
      <style:graphic-properties draw:fill-color="#ffe994" draw:textarea-horizontal-align="justify" draw:textarea-vertical-align="middle" draw:auto-grow-height="false" fo:min-height="8.25cm" fo:min-width="9.25cm"/>
      <style:paragraph-properties style:writing-mode="lr-tb"/>
    </style:style>
    <style:style style:name="gr10" style:family="graphic" style:parent-style-name="standard">
      <style:graphic-properties draw:fill-color="#ffe994" draw:textarea-horizontal-align="justify" draw:textarea-vertical-align="middle" draw:auto-grow-height="false" fo:min-height="2.25cm" fo:min-width="4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14.692cm"/>
      <style:paragraph-properties style:writing-mode="lr-tb"/>
    </style:style>
    <style:style style:name="gr12" style:family="graphic" style:parent-style-name="standard">
      <style:graphic-properties draw:textarea-vertical-align="middle" draw:auto-grow-height="false" fo:min-height="0.458cm" fo:min-width="0.78cm"/>
    </style:style>
    <style:style style:name="gr13" style:family="graphic" style:parent-style-name="塗りつぶしなし線なしオブジェクト">
      <style:graphic-properties draw:auto-grow-height="true" draw:auto-grow-width="true" fo:min-height="0.92cm" fo:min-width="15.3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11.916cm"/>
      <style:paragraph-properties style:writing-mode="lr-tb"/>
    </style:style>
    <style:style style:name="gr15" style:family="graphic" style:parent-style-name="standard">
      <style:graphic-properties draw:fill-color="#ffe994" draw:textarea-horizontal-align="justify" draw:textarea-vertical-align="middle" draw:auto-grow-height="false" fo:min-height="1.25cm" fo:min-width="5.7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4.556cm" fo:min-width="0.3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8cm" fo:min-width="13.32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dee6ef"/>
      <style:paragraph-properties fo:text-align="start" style:writing-mode="lr-tb"/>
    </style:style>
    <style:style style:name="P3" style:family="paragraph">
      <loext:graphic-properties draw:fill-color="#ffe994"/>
      <style:paragraph-properties fo:text-align="center" style:writing-mode="lr-tb"/>
    </style:style>
    <style:style style:name="P4" style:family="paragraph">
      <loext:graphic-properties draw:fill-color="#ffe994"/>
      <style:paragraph-properties fo:text-align="start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ec9ba4"/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d4ea6b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1cm" svg:height="17.75cm" svg:x="20.883cm" svg:y="1.5cm">
          <text:p text:style-name="P1">program 全体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cm" svg:height="12cm" svg:x="21.383cm" svg:y="2.75cm">
          <text:p text:style-name="P1">デバッグ対象プログラム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cm" svg:height="3.5cm" svg:x="21.383cm" svg:y="15.25cm">
          <text:p text:style-name="P1">gdb st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4cm" svg:height="3.25cm" svg:x="19.793cm" svg:y="13.75cm">
          <text:p/>
          <draw:enhanced-geometry svg:viewBox="0 0 21600 21600" draw:text-areas="0 0 21600 21600" draw:type="circular-arrow" draw:modifiers="103.149481783253 -112.406434664073 9303.158131923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6" draw:layer="layout" svg:width="19.582cm" svg:height="1.17cm" svg:x="1.25cm" svg:y="17.08cm">
          <draw:text-box>
            <text:p>gdb stub から、自分自身のメモリ、レジスタの状態を読み書きする</text:p>
          </draw:text-box>
        </draw:frame>
        <draw:custom-shape draw:style-name="gr6" draw:text-style-name="P8" draw:layer="layout" svg:width="7.25cm" svg:height="4.25cm" svg:x="32.133cm" svg:y="23.25cm">
          <text:p text:style-name="P7">gd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75cm" svg:height="9.25cm" svg:x="24.633cm" svg:y="17.75cm">
          <text:p/>
          <draw:enhanced-geometry svg:viewBox="0 0 21600 21600" draw:mirror-horizontal="true" draw:text-areas="?f2 ?f7 ?f1 ?f1 ?f7 ?f2 ?f1 ?f1" draw:type="mso-spt89" draw:modifiers="12342.8571428571 17860.5416523826 5377.23489352503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8" draw:text-style-name="P9" draw:layer="layout" svg:width="13.748cm" svg:height="2.089cm" svg:x="16.133cm" svg:y="26.161cm">
          <draw:text-box>
            <text:p>ネットワークやシリアルケーブルを経由して、</text:p>
            <text:p>gdbとgdb stub で情報をやりとりする</text:p>
          </draw:text-box>
        </draw:frame>
      </draw:page>
      <draw:page draw:name="page2" draw:style-name="dp1" draw:master-page-name="標準">
        <draw:custom-shape draw:style-name="gr1" draw:text-style-name="P2" draw:layer="layout" svg:width="11cm" svg:height="17.75cm" svg:x="8.117cm" svg:y="2cm">
          <text:p text:style-name="P1">チップ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9.75cm" svg:height="8.5cm" svg:x="8.867cm" svg:y="4.75cm">
          <text:p text:style-name="P7">CPU Core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cm" svg:height="2.5cm" svg:x="12.75cm" svg:y="14.25cm">
          <text:p text:style-name="P7">デバッグ用</text:p>
          <text:p text:style-name="P7">ハードウェア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7.25cm" svg:height="4.25cm" svg:x="33.25cm" svg:y="13.25cm">
          <text:p text:style-name="P7">接続サーバー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5.192cm" svg:height="2.089cm" svg:x="20.558cm" svg:y="21.411cm">
          <draw:text-box>
            <text:p>ネットワーク経由で</text:p>
            <text:p>JTAG接続サーバーとgdbの間で情報をやりとりする</text:p>
          </draw:text-box>
        </draw:frame>
        <draw:custom-shape draw:style-name="gr12" draw:text-style-name="P5" draw:layer="controls" svg:width="2.25cm" svg:height="3cm" svg:x="10cm" svg:y="13.25cm">
          <text:p/>
          <draw:enhanced-geometry svg:viewBox="0 0 21600 21600" draw:mirror-horizontal="true" draw:mirror-vertical="fals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13" draw:text-style-name="P10" draw:layer="controls" svg:width="15.81cm" svg:height="1.17cm" svg:x="4.12cm" svg:y="17.5cm">
          <draw:text-box>
            <text:p>デバッグ用ハードウェアがCPUの状態を読み書きする</text:p>
          </draw:text-box>
        </draw:frame>
        <draw:custom-shape draw:style-name="gr14" draw:text-style-name="P7" draw:layer="controls" svg:width="15.5cm" svg:height="2cm" svg:x="18cm" svg:y="14.25cm">
          <text:p text:style-name="P7">JTAG ケー ブル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3" draw:layer="controls" svg:width="6.25cm" svg:height="1.5cm" svg:x="33.75cm" svg:y="16cm">
          <text:p text:style-name="P7">gdb stub</text:p>
          <text:p text:style-name="P7">コマンドパーサー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controls" svg:width="1.75cm" svg:height="6cm" svg:x="36cm" svg:y="17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8" draw:layer="controls" svg:width="7.25cm" svg:height="4.25cm" svg:x="33.25cm" svg:y="23.75cm">
          <text:p text:style-name="P7">gdb</text:p>
          <draw:enhanced-geometry svg:viewBox="0 0 21600 21600" draw:type="rectangle" draw:enhanced-path="M 0 0 L 21600 0 21600 21600 0 21600 0 0 Z N"/>
        </draw:custom-shape>
        <draw:frame draw:style-name="gr17" draw:text-style-name="P9" draw:layer="controls" svg:width="13.82cm" svg:height="3.008cm" svg:x="24.75cm" svg:y="10.25cm">
          <draw:text-box>
            <text:p>接続サーバーはgdb stubに来たコマンドを</text:p>
            <text:p>状態観測用ハードウェアのコマンドに変換して</text:p>
            <text:p>JTAG経由で通信する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.55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9T17:28:58.612294106</meta:creation-date>
    <dc:date>2021-07-14T19:37:15.060142502</dc:date>
    <meta:editing-duration>PT17M41S</meta:editing-duration>
    <meta:editing-cycles>7</meta:editing-cycles>
    <meta:generator>LibreOffice/7.1.4.2$Linux_X86_64 LibreOffice_project/10$Build-2</meta:generator>
    <meta:document-statistic meta:object-count="20"/>
  </office:meta>
</office:document-meta>
</file>